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e8f3ff" loext:fill-use-slide-background="false" draw:opacity="100%" draw:textarea-horizontal-align="justify" draw:textarea-vertical-align="top" draw:auto-grow-height="false" fo:min-height="5.466cm" fo:min-width="13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Dash" svg:stroke-width="0.106cm" draw:marker-start-width="0.358cm" draw:marker-end="Linienspitzen_20_2" draw:marker-end-width="0.458cm" svg:stroke-linecap="butt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 style:list-style-name="L1">
      <style:graphic-properties svg:stroke-width="0.035cm" svg:stroke-color="#000000" draw:marker-start-width="0.252cm" draw:marker-end-width="0.252cm" draw:fill="solid" draw:fill-color="#e8f3ff" loext:fill-use-slide-background="false" draw:textarea-horizontal-align="justify" draw:textarea-vertical-align="top" draw:auto-grow-height="false" fo:min-height="5.466cm" fo:min-width="13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="solid" draw:fill-color="#e8f3ff" loext:fill-use-slide-background="false" draw:textarea-horizontal-align="justify" draw:textarea-vertical-align="top" draw:auto-grow-height="false" fo:min-height="7.416cm" fo:min-width="13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6cm" fo:min-width="5.9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4cm" fo:min-width="5.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35cm" fo:min-width="5.6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65cm" fo:min-width="5.45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5cm" fo:min-width="4.75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4cm" fo:min-width="6.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4.8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45cm" fo:min-width="5.054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5cm" fo:min-width="5.054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106cm" draw:marker-start-width="0.358cm" draw:marker-end="Linienspitzen_20_2" draw:marker-end-width="0.458cm" draw:fill="none" draw:textarea-vertical-align="middle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73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17" style:family="graphic" style:parent-style-name="standard">
      <style:graphic-properties svg:stroke-width="0.106cm" svg:stroke-color="#000000" draw:marker-start="Linienspitzen_20_4" draw:marker-start-width="0.459cm" draw:marker-end="Linienspitzen_20_4" draw:marker-end-width="0.459cm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69cm" loext:decorative="false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e8f3ff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5" style:family="paragraph">
      <loext:graphic-properties draw:fill="solid" draw:fill-color="#e8f3ff"/>
      <style:paragraph-properties fo:margin-left="0cm" fo:margin-right="0cm" fo:text-align="center" fo:text-indent="0cm" style:writing-mode="lr-tb"/>
      <style:text-properties style:font-name="Liberation Sans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6" style:family="paragraph">
      <style:paragraph-properties fo:text-align="start"/>
      <style:text-properties fo:font-style="normal" style:font-style-asian="italic" style:font-style-complex="italic"/>
    </style:style>
    <style:style style:name="P7" style:family="paragraph">
      <loext:graphic-properties draw:fill="none"/>
      <style:paragraph-properties fo:text-align="start" style:writing-mode="lr-tb"/>
      <style:text-properties fo:font-style="normal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4" style:family="paragraph">
      <loext:graphic-properties draw:fill="none" draw:fill-color="#ffffff"/>
      <style:text-properties fo:color="#3465a4" loext:opacity="100%" fo:font-size="22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3" style:family="text">
      <style:text-properties fo:font-style="normal" style:font-style-asian="italic" style:font-style-complex="italic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color="#3465a4" loext:opacity="100%" fo:font-size="22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4.5cm" svg:height="5.75cm" svg:x="3.5cm" svg:y="2.7cm">
          <draw:glue-point draw:id="4" svg:x="-5cm" svg:y="-1.695cm"/>
          <text:p text:style-name="P1"><text:span text:style-name="T1">arbeitszeit_flask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s" draw:line-skew="-0.232cm -0.232cm" svg:x1="3.5cm" svg:y1="5.575cm" svg:x2="3.5cm" svg:y2="13.084cm" draw:start-shape="id1" draw:start-glue-point="3" draw:end-shape="id2" draw:end-glue-point="4" svg:d="M3500 5575h-750v7509h750" svg:viewBox="0 0 751 7510">
          <text:p/>
        </draw:connector>
        <draw:custom-shape draw:style-name="gr3" draw:text-style-name="P5" xml:id="id2" draw:id="id2" draw:layer="layout" svg:width="14.5cm" svg:height="7cm" svg:x="3.5cm" svg:y="10.05cm">
          <draw:glue-point draw:id="4" svg:x="-5cm" svg:y="-0.666cm"/>
          <draw:glue-point draw:id="5" svg:x="-5cm" svg:y="0.444cm"/>
          <text:p text:style-name="P4"><text:span text:style-name="T2">arbeitszeit_web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14.5cm" svg:height="7.7cm" svg:x="3.5cm" svg:y="18.7cm">
          <draw:glue-point draw:id="4" svg:x="-5cm" svg:y="1.58cm"/>
          <text:p text:style-name="P4"><text:span text:style-name="T2">arbeitszeit/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45cm" svg:height="3.85cm" svg:x="11.05cm" svg:y="3.95cm">
          <text:p text:style-name="P6"><text:span text:style-name="T3">Implementations of </text:span><text:span text:style-name="T3">Database, Session, </text:span><text:span text:style-name="T3">Request, </text:span><text:span text:style-name="T3">Translator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4" draw:id="id4" draw:layer="layout" svg:width="6.1cm" svg:height="1.65cm" svg:x="7.9cm" svg:y="20.05cm">
          <text:p text:style-name="P8">Interactors</text:p>
          <text:p text:style-name="P9"><text:span text:style-name="T4">.../interactor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6" draw:id="id6" draw:layer="layout" svg:width="6.1cm" svg:height="1.6cm" svg:x="11.4cm" svg:y="24cm">
          <text:p text:style-name="P8">Records</text:p>
          <text:p text:style-name="P9"><text:span text:style-name="T4">.../records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95cm" svg:height="4.9cm" svg:x="11.5cm" svg:y="11.55cm">
          <text:list text:style-name="L1">
            <text:list-item>
              <text:p text:style-name="P11">Pagination</text:p>
            </text:list-item>
            <text:list-item>
              <text:p text:style-name="P11">Forms</text:p>
            </text:list-item>
            <text:list-item>
              <text:p text:style-name="P11">Translator &lt;I&gt;</text:p>
            </text:list-item>
            <text:list-item>
              <text:p text:style-name="P11">Session &lt;I&gt;</text:p>
            </text:list-item>
            <text:list-item>
              <text:p text:style-name="P11">Request &lt;I&gt;</text:p>
            </text:list-item>
            <text:list-item>
              <text:p text:style-name="P11">...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5.25cm" svg:height="1.8cm" svg:x="4.5cm" svg:y="11.6cm">
          <text:p text:style-name="P8">Controllers</text:p>
          <text:p text:style-name="P9"><text:span text:style-name="T4">.../www/controller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5" draw:id="id5" draw:layer="layout" svg:width="7cm" svg:height="1.65cm" svg:x="4cm" svg:y="23.95cm">
          <text:p text:style-name="P8">Database Gateway &lt;I&gt;</text:p>
          <text:p text:style-name="P8"><text:span text:style-name="T4">.../repositories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5.3cm" svg:height="1.75cm" svg:x="4.45cm" svg:y="13.9cm">
          <text:p text:style-name="P8">Presenters</text:p>
          <text:p text:style-name="P9"><text:span text:style-name="T4">.../www/presenter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5.554cm" svg:height="1.7cm" svg:x="4.196cm" svg:y="6.1cm">
          <text:p text:style-name="P8">Flask views</text:p>
          <text:p text:style-name="P9"><text:span text:style-name="T4">.../view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5.554cm" svg:height="1.8cm" svg:x="4.196cm" svg:y="4cm">
          <text:p text:style-name="P8">Flask routes</text:p>
          <text:p text:style-name="P8"><text:span text:style-name="T4">.../route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draw:type="lines" draw:line-skew="-0.232cm -0.232cm" svg:x1="3.5cm" svg:y1="13.86cm" svg:x2="3.5cm" svg:y2="22.55cm" draw:start-shape="id2" draw:start-glue-point="5" draw:end-shape="id3" draw:end-glue-point="3" svg:d="M3500 13860h-750v8690h750" svg:viewBox="0 0 751 8691">
          <text:p/>
        </draw:connector>
        <draw:connector draw:style-name="gr2" draw:text-style-name="P3" draw:layer="layout" draw:type="lines" draw:line-skew="-0.697cm -0.697cm" svg:x1="3.5cm" svg:y1="4.601cm" svg:x2="3.5cm" svg:y2="23.766cm" draw:start-shape="id1" draw:start-glue-point="4" draw:end-shape="id3" draw:end-glue-point="4" svg:d="M3500 4601h-1215v19165h1215" svg:viewBox="0 0 1216 19166">
          <text:p/>
        </draw:connector>
        <draw:frame draw:style-name="gr15" draw:text-style-name="P13" draw:layer="layout" svg:width="4.325cm" svg:height="1.987cm" draw:transform="rotate (1.5707963267949) translate (17.958cm 25.575cm)">
          <draw:text-box>
            <text:p><text:span text:style-name="T5">POLICIES</text:span></text:p>
          </draw:text-box>
        </draw:frame>
        <draw:frame draw:style-name="gr16" draw:text-style-name="P13" draw:layer="layout" svg:width="4.2cm" svg:height="1.5cm" draw:transform="rotate (1.5707963267949) translate (18.2cm 7.5cm)">
          <draw:text-box>
            <text:p><text:span text:style-name="T5">DETAILS</text:span></text:p>
          </draw:text-box>
        </draw:frame>
        <draw:line draw:style-name="gr17" draw:text-style-name="P8" draw:layer="layout" svg:x1="19cm" svg:y1="8.25cm" svg:x2="19cm" svg:y2="20.95cm">
          <text:p/>
        </draw:line>
        <draw:frame draw:style-name="gr18" draw:text-style-name="P14" draw:layer="layout" svg:width="12.75cm" svg:height="1.119cm" draw:transform="rotate (1.5707963267949) translate (0.998cm 19.55cm)">
          <draw:text-box>
            <text:p><text:span text:style-name="T6">SOURCE CODE DEPENDENCIES</text:span></text:p>
          </draw:text-box>
        </draw:frame>
        <draw:connector draw:style-name="gr14" draw:text-style-name="P3" draw:layer="layout" draw:type="line" svg:x1="10.95cm" svg:y1="21.7cm" svg:x2="7.5cm" svg:y2="23.95cm" draw:start-shape="id4" draw:start-glue-point="2" draw:end-shape="id5" draw:end-glue-point="0" svg:d="M10950 21700l-3450 2250" svg:viewBox="0 0 3451 2251">
          <text:p/>
        </draw:connector>
        <draw:connector draw:style-name="gr14" draw:text-style-name="P3" draw:layer="layout" draw:type="line" svg:x1="10.95cm" svg:y1="21.7cm" svg:x2="14.45cm" svg:y2="24cm" draw:start-shape="id4" draw:start-glue-point="2" draw:end-shape="id6" draw:end-glue-point="0" svg:d="M10950 21700l3500 2300" svg:viewBox="0 0 3501 23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Linienspitzen_20_2" draw:display-name="Linienspitzen 2" svg:viewBox="0 0 20 20" svg:d="M0 20l10-20 10 20z"/>
    <draw:marker draw:name="Linienspitzen_20_4" draw:display-name="Linienspitzen 4" svg:viewBox="0 0 20 13" svg:d="M0 13l10-13 10 1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9:51:34.110067599</meta:creation-date>
    <dc:date>2025-10-05T18:47:14.339351588</dc:date>
    <meta:editing-duration>PT4H9M59S</meta:editing-duration>
    <meta:editing-cycles>35</meta:editing-cycles>
    <meta:generator>LibreOffice/24.2.7.2$Linux_X86_64 LibreOffice_project/420$Build-2</meta:generator>
    <meta:print-date>2025-10-05T18:39:25.078206443</meta:print-date>
    <meta:printed-by>PDF-Dateien</meta:printed-by>
    <meta:document-statistic meta:object-count="21"/>
  </office:meta>
</office:document-meta>
</file>